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512cm" table:align="left"/>
    </style:style>
    <style:style style:name="Table1.A" style:family="table-column">
      <style:table-column-properties style:column-width="11.001cm"/>
    </style:style>
    <style:style style:name="Table1.B" style:family="table-column">
      <style:table-column-properties style:column-width="3.5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d9994" officeooo:paragraph-rsid="001d9994"/>
    </style:style>
    <style:style style:name="P2" style:family="paragraph" style:parent-style-name="Text_20_body">
      <style:text-properties officeooo:rsid="001d9994" officeooo:paragraph-rsid="001d9994"/>
    </style:style>
    <style:style style:name="P3" style:family="paragraph" style:parent-style-name="Text_20_body">
      <style:text-properties officeooo:rsid="001e8b2a" officeooo:paragraph-rsid="001e8b2a"/>
    </style:style>
    <style:style style:name="P4" style:family="paragraph" style:parent-style-name="Text_20_body" style:list-style-name="L1">
      <style:text-properties officeooo:rsid="001e8b2a" officeooo:paragraph-rsid="001e8b2a"/>
    </style:style>
    <style:style style:name="P5" style:family="paragraph" style:parent-style-name="Text_20_body" style:list-style-name="L2">
      <style:text-properties officeooo:rsid="001e8b2a" officeooo:paragraph-rsid="001e8b2a"/>
    </style:style>
    <style:style style:name="P6" style:family="paragraph" style:parent-style-name="Text_20_body" style:list-style-name="L3"/>
    <style:style style:name="P7" style:family="paragraph" style:parent-style-name="Text_20_body">
      <style:text-properties officeooo:paragraph-rsid="001e8b2a"/>
    </style:style>
    <style:style style:name="P8" style:family="paragraph" style:parent-style-name="Text_20_body">
      <style:text-properties officeooo:rsid="001eacb8" officeooo:paragraph-rsid="001eacb8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8b2a"/>
    </style:style>
    <style:style style:name="T3" style:family="text">
      <style:text-properties officeooo:rsid="001e8b2a"/>
    </style:style>
    <style:style style:name="T4" style:family="text">
      <style:text-properties officeooo:rsid="001eacb8"/>
    </style:style>
    <style:style style:name="T5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FORTER MAKWEYA</text:p>
      <text:p text:style-name="P1"/>
      <text:p text:style-name="P1">CHALLENGE 4</text:p>
      <text:p text:style-name="P1"/>
      <text:p text:style-name="Text_20_body"><text:span text:style-name="Strong_20_Emphasis">Front-end developers work on what the user can see while back-end developers build the infrastructure that supports it. </text:span></text:p>
      <text:p text:style-name="Text_20_body">Both are necessary components for a high-functioning application or website.</text:p>
      <text:p text:style-name="Text_20_body">Front-end and back-end developers do work in tandem to create the systems necessary for an application or website to function properly. <text:span text:style-name="Strong_20_Emphasis">However, they have opposite concerns.</text:span></text:p>
      <text:p text:style-name="Text_20_body">The term <text:span text:style-name="Strong_20_Emphasis">“front-end” refers to the user interface</text:span>, while<text:span text:style-name="Strong_20_Emphasis"> “back-end” means the server, application and database</text:span> that work behind the scenes to deliver information to the user.</text:p>
      <text:p text:style-name="Text_20_body">The user enters a request through the interface.</text:p>
      <text:p text:style-name="Text_20_body">It’s then verified and communicated to the server, which pulls the necessary data from the database and sends it back to the user.</text:p>
      <text:p text:style-name="Text_20_body"/>
      <text:p text:style-name="P2">An individual can specialize solely as a <text:span text:style-name="T1">Front end</text:span> or <text:span text:style-name="T1">Back-end</text:span> developer. Others specialize in both, especially in small companies. Those who specialize in both <text:span text:style-name="T3">are normally called </text:span><text:span text:style-name="T2">Full-stack </text:span><text:span text:style-name="T3">developers.</text:span></text:p>
      <text:p text:style-name="Text_20_body"/>
      <text:p text:style-name="P3">Front-end programming jobs:</text:p>
      <text:list xml:id="list1934979642" text:style-name="L1">
        <text:list-item>
          <text:p text:style-name="P4">Front end developer.</text:p>
        </text:list-item>
        <text:list-item>
          <text:p text:style-name="P4">Front end engineer.</text:p>
        </text:list-item>
        <text:list-item>
          <text:p text:style-name="P4">Web designer.</text:p>
        </text:list-item>
        <text:list-item>
          <text:p text:style-name="P4">UX/UI Designer.</text:p>
        </text:list-item>
      </text:list>
      <text:p text:style-name="P3">Back-end programming jobs:</text:p>
      <text:list xml:id="list2988671454" text:style-name="L2">
        <text:list-item>
          <text:p text:style-name="P5">Back end developer.</text:p>
        </text:list-item>
        <text:list-item>
          <text:p text:style-name="P5">Java developer.</text:p>
        </text:list-item>
        <text:list-item>
          <text:p text:style-name="P5">Software developer.</text:p>
        </text:list-item>
        <text:list-item>
          <text:p text:style-name="P5">Full stack developer.</text:p>
        </text:list-item>
      </text:list>
      <text:p text:style-name="P3"/>
      <text:p text:style-name="P7"><text:span text:style-name="T3">I, personally would be glad to be both front </text:span><text:span text:style-name="T4">and </text:span><text:span text:style-name="T3">back end developer. Because as a full stack developer you may have higher chances of getting a job since most companies require both or either. </text:span><text:bookmark text:name="full-stack-developer-responsibilities"/>Full Stack Developer Responsibilities:</text:p>
      <text:list xml:id="list317758750" text:style-name="L3">
        <text:list-item>
          <text:p text:style-name="P9">Developing front end website architecture.</text:p>
        </text:list-item>
        <text:list-item>
          <text:p text:style-name="P9">Designing user interactions on web pages.</text:p>
        </text:list-item>
        <text:list-item>
          <text:p text:style-name="P9">Developing back end website applications.</text:p>
        </text:list-item>
        <text:list-item>
          <text:p text:style-name="P9">Creating servers and databases for functionality.</text:p>
        </text:list-item>
        <text:list-item>
          <text:p text:style-name="P9"><text:soft-page-break/>Ensuring cross-platform optimization for mobile phones.</text:p>
        </text:list-item>
        <text:list-item>
          <text:p text:style-name="P9">Ensuring responsiveness of applications.</text:p>
        </text:list-item>
        <text:list-item>
          <text:p text:style-name="P9">Working alongside graphic designers for web design features.</text:p>
        </text:list-item>
        <text:list-item>
          <text:p text:style-name="P9">Seeing through a project from conception to finished product.</text:p>
        </text:list-item>
        <text:list-item>
          <text:p text:style-name="P9">Designing and developing APIs.</text:p>
        </text:list-item>
        <text:list-item>
          <text:p text:style-name="P9">Meeting both technical and consumer needs.</text:p>
        </text:list-item>
        <text:list-item>
          <text:p text:style-name="P6">Staying abreast of developments in web applications and programming languages.</text:p>
        </text:list-item>
      </text:list>
      <text:p text:style-name="Text_20_body"/>
      <text:p text:style-name="P8">The following graph shows the general salary ranges of a full stack developer in three cities.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ity</text:p>
          </table:table-cell>
          <table:table-cell table:style-name="Table1.A1" office:value-type="string">
            <text:p text:style-name="Table_20_Heading">Average <text:span text:style-name="T5">salary</text:span></text:p>
          </table:table-cell>
        </table:table-row>
        <table:table-row>
          <table:table-cell table:style-name="Table1.A1" office:value-type="string">
            <text:p text:style-name="Table_20_Contents"><text:span text:style-name="T5">Full Stack Developer</text:span> in Johannesburg, Gauteng 230 <text:span text:style-name="T5">salaries</text:span></text:p>
          </table:table-cell>
          <table:table-cell table:style-name="Table1.A1" office:value-type="string">
            <text:p text:style-name="Table_20_Contents">R 366 954 per year</text:p>
          </table:table-cell>
        </table:table-row>
        <table:table-row>
          <table:table-cell table:style-name="Table1.A1" office:value-type="string">
            <text:p text:style-name="Table_20_Contents"><text:span text:style-name="T5">Full Stack Developer</text:span> in Cape Town, Western Cape 71 <text:span text:style-name="T5">salaries</text:span></text:p>
          </table:table-cell>
          <table:table-cell table:style-name="Table1.A1" office:value-type="string">
            <text:p text:style-name="Table_20_Contents">R 497 327 per year</text:p>
          </table:table-cell>
        </table:table-row>
        <table:table-row>
          <table:table-cell table:style-name="Table1.A1" office:value-type="string">
            <text:p text:style-name="Table_20_Contents"><text:span text:style-name="T5">Full Stack Developer</text:span> in Pretoria, Gauteng 61 <text:span text:style-name="T5">salaries</text:span></text:p>
          </table:table-cell>
          <table:table-cell table:style-name="Table1.A1" office:value-type="string">
            <text:p text:style-name="Table_20_Contents">R 719 500 per year</text:p>
          </table:table-cell>
        </table:table-row>
      </table:table>
      <text:p text:style-name="Text_20_body"/>
      <text:p text:style-name="Text_20_body"/>
      <text:p text:style-name="P3"/>
      <text:p text:style-name="P3"/>
      <text:p text:style-name="P3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5:40.295547027</meta:creation-date>
    <dc:date>2020-09-16T11:33:09.404499498</dc:date>
    <meta:editing-duration>PT5M38S</meta:editing-duration>
    <meta:editing-cycles>1</meta:editing-cycles>
    <meta:document-statistic meta:table-count="1" meta:image-count="0" meta:object-count="0" meta:page-count="2" meta:paragraph-count="40" meta:word-count="359" meta:character-count="2271" meta:non-whitespace-character-count="1970"/>
    <meta:generator>LibreOffice/6.4.5.2$Linux_X86_64 LibreOffice_project/40$Build-2</meta:generator>
  </office:meta>
</office:document-meta>
</file>